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36d82" officeooo:paragraph-rsid="00136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10-21T10:37:18.935002858</meta:creation-date>
    <dc:date>2019-10-21T10:37:38.225065758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3.1.2$Linux_X86_64 LibreOffice_project/b79626edf0065ac373bd1df5c28bd630b4424273</meta:generator>
  </office:meta>
</office:document-meta>
</file>